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9D7000007611705F7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10.662cm" svg:height="7.995cm" svg:x="2.54cm" svg:y="1.53cm">
          <draw:image xlink:href="Pictures/10000000000009D7000007611705F747.png" xlink:type="simple" xlink:show="embed" xlink:actuate="onLoad">
            <text:p/>
          </draw:image>
        </draw:frame>
        <draw:frame draw:style-name="gr1" draw:text-style-name="P1" draw:layer="layout" svg:width="10.662cm" svg:height="7.995cm" svg:x="14.738cm" svg:y="10.795cm">
          <draw:image xlink:href="Pictures/10000000000009D7000007611705F74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ave cowden</meta:initial-creator>
    <meta:creation-date>2009-09-19T20:31:39.48</meta:creation-date>
    <meta:editing-duration>PT00H02M30S</meta:editing-duration>
    <meta:editing-cycles>2</meta:editing-cycles>
    <dc:date>2009-09-19T20:34:07.85</dc:date>
    <dc:creator>dave cowden</dc:creator>
    <meta:document-statistic meta:object-count="25"/>
    <meta:generator>OpenOffice.org/3.1$Win32 OpenOffice.org_project/310m19$Build-9420</meta:generator>
  </office:meta>
</office:document-meta>
</file>